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dash" draw:stroke-dash="Dashed_20__28_var_29_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objectwithoutfill">
      <style:graphic-properties draw:stroke="dash" draw:stroke-dash="Dashed_20__28_var_29_" svg:stroke-width="0.02cm" svg:stroke-color="#f09e6f" draw:marker-start-width="0.275cm" draw:marker-end-width="0.275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e9b913" draw:marker-start-width="0.275cm" draw:marker-end-width="0.275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8" style:family="graphic" style:parent-style-name="standard">
      <style:graphic-properties svg:stroke-color="#622502" draw:fill="solid" draw:fill-color="#d36118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8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stroke="none" svg:stroke-color="#000000" draw:fill="none" draw:fill-color="#ffffff" fo:min-height="0.391cm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Arrow" draw:marker-end-width="0.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dash" draw:stroke-dash="Dashed_20__28_var_29_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dash" draw:stroke-dash="Dashed_20__28_var_29_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dash" draw:stroke-dash="Dashed_20__28_var_29_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cm" svg:stroke-color="#622502" draw:marker-start="" draw:marker-start-width="0.2cm" draw:marker-start-center="false" draw:marker-end="" draw:marker-end-width="0.2cm" draw:marker-end-center="false" draw:fill="solid" draw:fill-color="#d36118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cm" svg:stroke-color="#622502" draw:marker-start="" draw:marker-start-width="0.2cm" draw:marker-start-center="false" draw:marker-end="" draw:marker-end-width="0.2cm" draw:marker-end-center="false" draw:fill="solid" draw:fill-color="#d36118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1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81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1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cm" svg:stroke-color="#622502" draw:marker-start="" draw:marker-start-width="0.2cm" draw:marker-start-center="false" draw:marker-end="" draw:marker-end-width="0.2cm" draw:marker-end-center="false" draw:fill="solid" draw:fill-color="#d36118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622502" draw:marker-start="" draw:marker-start-width="0.2cm" draw:marker-start-center="false" draw:marker-end="" draw:marker-end-width="0.2cm" draw:marker-end-center="false" draw:fill="solid" draw:fill-color="#d36118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81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>
      <style:graphic-properties draw:stroke="none" svg:stroke-color="#000000" draw:fill="none" draw:fill-color="#ffffff" fo:min-height="0.781cm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36118"/>
      <style:paragraph-properties fo:text-align="center"/>
    </style:style>
    <style:style style:name="P5" style:family="paragraph">
      <style:text-properties style:font-name="Open Sans" fo:font-size="8pt" style:font-size-asian="18pt" style:font-size-complex="18pt"/>
    </style:style>
    <style:style style:name="P6" style:family="paragraph">
      <loext:graphic-properties draw:fill="none" draw:fill-color="#ffffff"/>
      <style:text-properties style:font-name="Open Sans" fo:font-size="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" fo:font-size="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d3611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8pt" fo:font-style="normal" fo:text-shadow="none" style:text-underline-style="none" fo:font-weight="bold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9cm" svg:y1="7.39cm" svg:x2="4.9cm" svg:y2="9.84cm">
          <text:p/>
        </draw:line>
        <draw:line draw:style-name="gr2" draw:text-style-name="P2" draw:layer="layout" svg:x1="3.4cm" svg:y1="8.94cm" svg:x2="4.9cm" svg:y2="8.14cm">
          <text:p/>
        </draw:line>
        <draw:line draw:style-name="gr2" draw:text-style-name="P2" draw:layer="layout" svg:x1="2.4cm" svg:y1="9.09cm" svg:x2="3.4cm" svg:y2="8.94cm">
          <text:p/>
        </draw:line>
        <draw:line draw:style-name="gr2" draw:text-style-name="P2" draw:layer="layout" svg:x1="4.9cm" svg:y1="8.14cm" svg:x2="6.4cm" svg:y2="8.39cm">
          <text:p/>
        </draw:line>
        <draw:line draw:style-name="gr2" draw:text-style-name="P2" draw:layer="layout" svg:x1="6.4cm" svg:y1="8.39cm" svg:x2="7.6cm" svg:y2="8.84cm">
          <text:p/>
        </draw:line>
        <draw:line draw:style-name="gr3" draw:text-style-name="P2" draw:layer="layout" svg:x1="2.4cm" svg:y1="8.94cm" svg:x2="3.4cm" svg:y2="8.94cm">
          <text:p/>
        </draw:line>
        <draw:line draw:style-name="gr4" draw:text-style-name="P2" draw:layer="layout" svg:x1="2cm" svg:y1="5.19cm" svg:x2="8.8cm" svg:y2="5.19cm">
          <text:p/>
        </draw:line>
        <draw:line draw:style-name="gr4" draw:text-style-name="P2" draw:layer="layout" svg:x1="2cm" svg:y1="5.19cm" svg:x2="2cm" svg:y2="1.99cm">
          <text:p/>
        </draw:line>
        <draw:line draw:style-name="gr5" draw:text-style-name="P2" draw:layer="layout" svg:x1="3.1cm" svg:y1="4.29cm" svg:x2="3.8cm" svg:y2="3.99cm">
          <text:p/>
        </draw:line>
        <draw:line draw:style-name="gr5" draw:text-style-name="P2" draw:layer="layout" svg:x1="3.8cm" svg:y1="3.99cm" svg:x2="4.2cm" svg:y2="3.29cm">
          <text:p/>
        </draw:line>
        <draw:line draw:style-name="gr5" draw:text-style-name="P2" draw:layer="layout" svg:x1="4.2cm" svg:y1="3.29cm" svg:x2="4.4cm" svg:y2="3.19cm">
          <text:p/>
        </draw:line>
        <draw:line draw:style-name="gr5" draw:text-style-name="P2" draw:layer="layout" svg:x1="4.4cm" svg:y1="3.19cm" svg:x2="4.7cm" svg:y2="3.19cm">
          <text:p/>
        </draw:line>
        <draw:line draw:style-name="gr5" draw:text-style-name="P2" draw:layer="layout" svg:x1="4.7cm" svg:y1="3.19cm" svg:x2="5.1cm" svg:y2="3.49cm">
          <text:p/>
        </draw:line>
        <draw:line draw:style-name="gr5" draw:text-style-name="P2" draw:layer="layout" svg:x1="5.1cm" svg:y1="3.49cm" svg:x2="6.2cm" svg:y2="3.99cm">
          <text:p/>
        </draw:line>
        <draw:line draw:style-name="gr5" draw:text-style-name="P2" draw:layer="layout" svg:x1="6.2cm" svg:y1="3.99cm" svg:x2="7.6cm" svg:y2="4.39cm">
          <text:p/>
        </draw:line>
        <draw:custom-shape draw:style-name="gr6" draw:text-style-name="P3" draw:layer="layout" svg:width="0.1cm" svg:height="0.1cm" svg:x="3.75cm" svg:y="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4.15cm" svg:y="3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4.35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4.65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5.05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6.15cm" svg:y="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7.55cm" svg:y="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4cm" svg:y1="4.39cm" svg:x2="3.1cm" svg:y2="4.29cm">
          <text:p/>
        </draw:line>
        <draw:custom-shape draw:style-name="gr6" draw:text-style-name="P3" draw:layer="layout" svg:width="0.1cm" svg:height="0.1cm" svg:x="2.35cm" svg:y="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3.05cm" svg:y="4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3.4cm" svg:y1="2.49cm" svg:x2="3.4cm" svg:y2="5.19cm">
          <text:p/>
        </draw:line>
        <draw:line draw:style-name="gr7" draw:text-style-name="P2" draw:layer="layout" svg:x1="6.4cm" svg:y1="2.49cm" svg:x2="6.4cm" svg:y2="5.19cm">
          <text:p/>
        </draw:line>
        <draw:line draw:style-name="gr7" draw:text-style-name="P2" draw:layer="layout" svg:x1="4.9cm" svg:y1="2.49cm" svg:x2="4.9cm" svg:y2="5.19cm">
          <text:p/>
        </draw:line>
        <draw:custom-shape draw:style-name="gr8" draw:text-style-name="P4" draw:layer="layout" svg:width="0.1cm" svg:height="0.1cm" svg:x="3.35cm" svg:y="4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cm" svg:height="0.1cm" svg:x="4.85cm" svg:y="3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cm" svg:height="0.1cm" svg:x="6.349cm" svg:y="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3.2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cm" svg:height="0.1cm" svg:x="3.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1cm" svg:height="0.641cm" svg:x="3.25cm" svg:y="1.4cm">
          <draw:text-box>
            <text:p text:style-name="P5">Results after each solver step</text:p>
          </draw:text-box>
        </draw:frame>
        <draw:frame draw:style-name="gr10" draw:text-style-name="P8" draw:layer="layout" svg:width="7.493cm" svg:height="1.031cm" svg:x="3.257cm" svg:y="1.809cm">
          <draw:text-box>
            <text:p text:style-name="P7"><text:span text:style-name="T1">Linearly </text:span><text:span text:style-name="T1">interpolated </text:span><text:span text:style-name="T1">output values </text:span><text:span text:style-name="T1">(</text:span><text:span text:style-name="T2">None</text:span><text:span text:style-name="T1">)</text:span></text:p>
          </draw:text-box>
        </draw:frame>
        <draw:frame draw:style-name="gr11" draw:text-style-name="P6" draw:layer="layout" svg:width="1.4cm" svg:height="0.641cm" svg:x="4.6cm" svg:y="5.149cm">
          <draw:text-box>
            <text:p text:style-name="P5">Time</text:p>
          </draw:text-box>
        </draw:frame>
        <draw:frame draw:style-name="gr11" draw:text-style-name="P6" draw:layer="layout" svg:width="1.4cm" svg:height="0.641cm" draw:transform="rotate (1.5707963267949) translate (1.3cm 4.59cm)">
          <draw:text-box>
            <text:p text:style-name="P5">Value</text:p>
          </draw:text-box>
        </draw:frame>
        <draw:line draw:style-name="gr12" draw:text-style-name="P1" draw:layer="layout" svg:x1="2cm" svg:y1="9.83cm" svg:x2="8.8cm" svg:y2="9.83cm">
          <text:p/>
        </draw:line>
        <draw:line draw:style-name="gr13" draw:text-style-name="P1" draw:layer="layout" svg:x1="2cm" svg:y1="9.83cm" svg:x2="2cm" svg:y2="6.63cm">
          <text:p/>
        </draw:line>
        <draw:line draw:style-name="gr14" draw:text-style-name="P1" draw:layer="layout" svg:x1="3.1cm" svg:y1="8.93cm" svg:x2="3.8cm" svg:y2="8.63cm">
          <text:p/>
        </draw:line>
        <draw:line draw:style-name="gr15" draw:text-style-name="P1" draw:layer="layout" svg:x1="3.8cm" svg:y1="8.63cm" svg:x2="4.2cm" svg:y2="7.93cm">
          <text:p/>
        </draw:line>
        <draw:line draw:style-name="gr16" draw:text-style-name="P1" draw:layer="layout" svg:x1="4.2cm" svg:y1="7.93cm" svg:x2="4.4cm" svg:y2="7.83cm">
          <text:p/>
        </draw:line>
        <draw:line draw:style-name="gr17" draw:text-style-name="P1" draw:layer="layout" svg:x1="4.4cm" svg:y1="7.83cm" svg:x2="4.7cm" svg:y2="7.83cm">
          <text:p/>
        </draw:line>
        <draw:line draw:style-name="gr18" draw:text-style-name="P1" draw:layer="layout" svg:x1="4.7cm" svg:y1="7.83cm" svg:x2="5.1cm" svg:y2="8.13cm">
          <text:p/>
        </draw:line>
        <draw:line draw:style-name="gr19" draw:text-style-name="P1" draw:layer="layout" svg:x1="5.1cm" svg:y1="8.13cm" svg:x2="6.2cm" svg:y2="8.63cm">
          <text:p/>
        </draw:line>
        <draw:line draw:style-name="gr20" draw:text-style-name="P1" draw:layer="layout" svg:x1="6.2cm" svg:y1="8.63cm" svg:x2="7.6cm" svg:y2="9.03cm">
          <text:p/>
        </draw:line>
        <draw:custom-shape draw:style-name="gr21" draw:text-style-name="P9" draw:layer="layout" svg:width="0.1cm" svg:height="0.1cm" svg:x="3.75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1cm" svg:height="0.1cm" svg:x="4.15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0.1cm" svg:height="0.1cm" svg:x="4.35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1cm" svg:height="0.1cm" svg:x="4.65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9" draw:layer="layout" svg:width="0.1cm" svg:height="0.1cm" svg:x="5.05cm" svg:y="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0.1cm" svg:height="0.1cm" svg:x="6.15cm" svg:y="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0.1cm" svg:height="0.1cm" svg:x="7.55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.4cm" svg:y1="9.03cm" svg:x2="3.1cm" svg:y2="8.93cm">
          <text:p/>
        </draw:line>
        <draw:custom-shape draw:style-name="gr29" draw:text-style-name="P9" draw:layer="layout" svg:width="0.1cm" svg:height="0.1cm" svg:x="2.35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0.1cm" svg:height="0.1cm" svg:x="3.05cm" svg:y="8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.4cm" svg:y1="7.39cm" svg:x2="3.4cm" svg:y2="9.83cm">
          <text:p/>
        </draw:line>
        <draw:line draw:style-name="gr32" draw:text-style-name="P1" draw:layer="layout" svg:x1="6.4cm" svg:y1="7.39cm" svg:x2="6.4cm" svg:y2="9.83cm">
          <text:p/>
        </draw:line>
        <draw:line draw:style-name="gr33" draw:text-style-name="P1" draw:layer="layout" svg:x1="4.9cm" svg:y1="11.64cm" svg:x2="4.9cm" svg:y2="14.34cm">
          <text:p/>
        </draw:line>
        <draw:custom-shape draw:style-name="gr34" draw:text-style-name="P10" draw:layer="layout" svg:width="0.1cm" svg:height="0.1cm" svg:x="3.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0.1cm" svg:height="0.1cm" svg:x="3.235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0.1cm" svg:height="0.1cm" svg:x="3.235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8" draw:layer="layout" svg:width="5.1cm" svg:height="0.641cm" svg:x="3.285cm" svg:y="5.797cm">
          <draw:text-box>
            <text:p text:style-name="P11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text:span text:style-name="T1"> </text:span><text:span text:style-name="T1">a</text:span><text:span text:style-name="T1">f</text:span><text:span text:style-name="T1">t</text:span><text:span text:style-name="T1">e</text:span><text:span text:style-name="T1">r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r</text:span><text:span text:style-name="T1"> </text:span><text:span text:style-name="T1">s</text:span><text:span text:style-name="T1">t</text:span><text:span text:style-name="T1">e</text:span><text:span text:style-name="T1">p</text:span></text:p>
          </draw:text-box>
        </draw:frame>
        <draw:frame draw:style-name="gr38" draw:text-style-name="P8" draw:layer="layout" svg:width="7.493cm" svg:height="1.031cm" svg:x="3.292cm" svg:y="6.206cm">
          <draw:text-box>
            <text:p text:style-name="P11"><text:span text:style-name="T1">Av</text:span><text:span text:style-name="T1">era</text:span><text:span text:style-name="T1">ge </text:span><text:span text:style-name="T1">val</text:span><text:span text:style-name="T1">ue</text:span><text:span text:style-name="T1">s </text:span><text:span text:style-name="T1">ov</text:span><text:span text:style-name="T1">er </text:span><text:span text:style-name="T1">las</text:span><text:span text:style-name="T1">t </text:span><text:span text:style-name="T1">ou</text:span><text:span text:style-name="T1">tp</text:span><text:span text:style-name="T1">ut </text:span><text:span text:style-name="T1">int</text:span><text:span text:style-name="T1">erv</text:span><text:span text:style-name="T1">al </text:span><text:span text:style-name="T1">(</text:span><text:span text:style-name="T2">M</text:span><text:span text:style-name="T2">ea</text:span><text:span text:style-name="T2">n</text:span><text:span text:style-name="T1">)</text:span></text:p>
          </draw:text-box>
        </draw:frame>
        <draw:frame draw:style-name="gr39" draw:text-style-name="P8" draw:layer="layout" svg:width="1.4cm" svg:height="0.641cm" svg:x="4.6cm" svg:y="9.789cm">
          <draw:text-box>
            <text:p text:style-name="P11"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0" draw:text-style-name="P8" draw:layer="layout" svg:width="1.4cm" svg:height="0.641cm" draw:transform="rotate (1.5707963267949) translate (1.3cm 9.23cm)">
          <draw:text-box>
            <text:p text:style-name="P11"><text:span text:style-name="T1">Val</text:span><text:span text:style-name="T1">ue</text:span></text:p>
          </draw:text-box>
        </draw:frame>
        <draw:line draw:style-name="gr3" draw:text-style-name="P2" draw:layer="layout" svg:x1="3.4cm" svg:y1="8.14cm" svg:x2="4.9cm" svg:y2="8.14cm">
          <text:p/>
        </draw:line>
        <draw:custom-shape draw:style-name="gr41" draw:text-style-name="P10" draw:layer="layout" svg:width="0.1cm" svg:height="0.1cm" svg:x="4.85cm" svg:y="8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9cm" svg:y1="8.39cm" svg:x2="6.4cm" svg:y2="8.39cm">
          <text:p/>
        </draw:line>
        <draw:custom-shape draw:style-name="gr42" draw:text-style-name="P10" draw:layer="layout" svg:width="0.1cm" svg:height="0.1cm" svg:x="6.35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" draw:layer="layout" svg:width="7.493cm" svg:height="1.031cm" svg:x="3.281cm" svg:y="6.659cm">
          <draw:text-box>
            <text:p text:style-name="P11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d</text:span><text:span text:style-name="T1">r</text:span><text:span text:style-name="T1">a</text:span><text:span text:style-name="T1">w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l</text:span><text:span text:style-name="T1">i</text:span><text:span text:style-name="T1">n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P</text:span><text:span text:style-name="T1">o</text:span><text:span text:style-name="T1">s</text:span><text:span text:style-name="T1">t</text:span><text:span text:style-name="T1">P</text:span><text:span text:style-name="T1">r</text:span><text:span text:style-name="T1">o</text:span><text:span text:style-name="T1">c</text:span></text:p>
          </draw:text-box>
        </draw:frame>
        <draw:line draw:style-name="gr2" draw:text-style-name="P2" draw:layer="layout" svg:x1="3.161cm" svg:y1="6.937cm" svg:x2="3.453cm" svg:y2="6.937cm">
          <text:p/>
        </draw:line>
        <draw:line draw:style-name="gr4" draw:text-style-name="P2" draw:layer="layout" svg:x1="2cm" svg:y1="14.34cm" svg:x2="8.8cm" svg:y2="14.34cm">
          <text:p/>
        </draw:line>
        <draw:line draw:style-name="gr4" draw:text-style-name="P2" draw:layer="layout" svg:x1="2cm" svg:y1="14.34cm" svg:x2="2cm" svg:y2="11.14cm">
          <text:p/>
        </draw:line>
        <draw:line draw:style-name="gr5" draw:text-style-name="P2" draw:layer="layout" svg:x1="3.1cm" svg:y1="14.09cm" svg:x2="3.8cm" svg:y2="13.79cm">
          <text:p/>
        </draw:line>
        <draw:line draw:style-name="gr5" draw:text-style-name="P2" draw:layer="layout" svg:x1="3.8cm" svg:y1="13.79cm" svg:x2="4.2cm" svg:y2="13.44cm">
          <text:p/>
        </draw:line>
        <draw:line draw:style-name="gr5" draw:text-style-name="P2" draw:layer="layout" svg:x1="4.2cm" svg:y1="13.44cm" svg:x2="4.4cm" svg:y2="13.19cm">
          <text:p/>
        </draw:line>
        <draw:line draw:style-name="gr5" draw:text-style-name="P2" draw:layer="layout" svg:x1="4.4cm" svg:y1="13.19cm" svg:x2="4.7cm" svg:y2="12.94cm">
          <text:p/>
        </draw:line>
        <draw:line draw:style-name="gr5" draw:text-style-name="P2" draw:layer="layout" svg:x1="4.7cm" svg:y1="12.94cm" svg:x2="5.1cm" svg:y2="12.54cm">
          <text:p/>
        </draw:line>
        <draw:line draw:style-name="gr5" draw:text-style-name="P2" draw:layer="layout" svg:x1="5.1cm" svg:y1="12.54cm" svg:x2="6.2cm" svg:y2="12.29cm">
          <text:p/>
        </draw:line>
        <draw:line draw:style-name="gr5" draw:text-style-name="P2" draw:layer="layout" svg:x1="6.2cm" svg:y1="12.29cm" svg:x2="7.6cm" svg:y2="12.19cm">
          <text:p/>
        </draw:line>
        <draw:custom-shape draw:style-name="gr6" draw:text-style-name="P3" draw:layer="layout" svg:width="0.1cm" svg:height="0.1cm" svg:x="3.75cm" svg:y="13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4.15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4.35cm" svg:y="1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4.65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5.05cm" svg:y="12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6.15cm" svg:y="12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7.55cm" svg:y="12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4cm" svg:y1="14.19cm" svg:x2="3.1cm" svg:y2="14.09cm">
          <text:p/>
        </draw:line>
        <draw:custom-shape draw:style-name="gr6" draw:text-style-name="P3" draw:layer="layout" svg:width="0.1cm" svg:height="0.1cm" svg:x="2.35cm" svg:y="14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3.05cm" svg:y="14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3.4cm" svg:y1="11.64cm" svg:x2="3.4cm" svg:y2="14.34cm">
          <text:p/>
        </draw:line>
        <draw:line draw:style-name="gr7" draw:text-style-name="P2" draw:layer="layout" svg:x1="6.4cm" svg:y1="11.64cm" svg:x2="6.4cm" svg:y2="14.34cm">
          <text:p/>
        </draw:line>
        <draw:line draw:style-name="gr7" draw:text-style-name="P2" draw:layer="layout" svg:x1="4.9cm" svg:y1="2.49cm" svg:x2="4.9cm" svg:y2="5.19cm">
          <text:p/>
        </draw:line>
        <draw:custom-shape draw:style-name="gr8" draw:text-style-name="P4" draw:layer="layout" svg:width="0.1cm" svg:height="0.1cm" svg:x="3.35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cm" svg:height="0.1cm" svg:x="4.85cm" svg:y="12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cm" svg:height="0.1cm" svg:x="6.349cm" svg:y="1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cm" svg:height="0.1cm" svg:x="3.2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1cm" svg:height="0.1cm" svg:x="3.2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6" draw:layer="layout" svg:width="6.1cm" svg:height="1.031cm" svg:x="3.25cm" svg:y="10.55cm">
          <draw:text-box>
            <text:p text:style-name="P5">Integral values after each solver step</text:p>
          </draw:text-box>
        </draw:frame>
        <draw:frame draw:style-name="gr11" draw:text-style-name="P6" draw:layer="layout" svg:width="1.4cm" svg:height="0.641cm" svg:x="4.6cm" svg:y="5.149cm">
          <draw:text-box>
            <text:p text:style-name="P5">Time</text:p>
          </draw:text-box>
        </draw:frame>
        <draw:frame draw:style-name="gr11" draw:text-style-name="P6" draw:layer="layout" svg:width="1.4cm" svg:height="0.641cm" draw:transform="rotate (1.5707963267949) translate (1.3cm 13.74cm)">
          <draw:text-box>
            <text:p text:style-name="P5">Value</text:p>
          </draw:text-box>
        </draw:frame>
        <draw:frame draw:style-name="gr44" draw:text-style-name="P6" draw:layer="layout" svg:width="8.4cm" svg:height="1.031cm" svg:x="3.25cm" svg:y="11.009cm">
          <draw:text-box>
            <text:p text:style-name="P5">Integral values interpolated at output time points (<text:span text:style-name="T3">Integral</text:span>)</text:p>
          </draw:text-box>
        </draw:frame>
        <draw:frame draw:style-name="gr45" draw:text-style-name="P8" draw:layer="layout" svg:width="1.4cm" svg:height="0.641cm" svg:x="4.6cm" svg:y="14.29cm">
          <draw:text-box>
            <text:p text:style-name="P11"><text:span text:style-name="T1">Tim</text:span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Standar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9cm" fo:margin-bottom="0.39cm" fo:margin-left="0.39cm" fo:margin-right="0.39cm" fo:page-width="12.7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4T17:33:39.657225963</meta:creation-date>
    <dc:date>2020-09-14T21:16:27.062769773</dc:date>
    <meta:editing-duration>PT10M27S</meta:editing-duration>
    <meta:editing-cycles>3</meta:editing-cycles>
    <meta:generator>LibreOffice/6.0.7.3$Linux_X86_64 LibreOffice_project/00m0$Build-3</meta:generator>
    <meta:document-statistic meta:object-count="104"/>
  </office:meta>
</office:document-meta>
</file>